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302101401701</text:p>
          </table:table-cell>
          <table:table-cell office:value-type="string" calcext:value-type="string">
            <text:p>2025-01-18 23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2544" calcext:value-type="float">
            <text:p>119.7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02101401701</text:p>
          </table:table-cell>
          <table:table-cell office:value-type="string" calcext:value-type="string">
            <text:p>2024-01-04 14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6156" calcext:value-type="float">
            <text:p>119.1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02101401701</text:p>
          </table:table-cell>
          <table:table-cell office:value-type="string" calcext:value-type="string">
            <text:p>2023-01-05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18304" calcext:value-type="float">
            <text:p>119.0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02101401701</text:p>
          </table:table-cell>
          <table:table-cell office:value-type="string" calcext:value-type="string">
            <text:p>2022-01-05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672" calcext:value-type="float">
            <text:p>118.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02101401701</text:p>
          </table:table-cell>
          <table:table-cell office:value-type="string" calcext:value-type="string">
            <text:p>2021-01-06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90544" calcext:value-type="float">
            <text:p>117.8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02101401701</text:p>
          </table:table-cell>
          <table:table-cell office:value-type="string" calcext:value-type="string">
            <text:p>2020-01-04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48584" calcext:value-type="float">
            <text:p>117.4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02101401701</text:p>
          </table:table-cell>
          <table:table-cell office:value-type="string" calcext:value-type="string">
            <text:p>2019-01-04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6596" calcext:value-type="float">
            <text:p>116.2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02101401701</text:p>
          </table:table-cell>
          <table:table-cell office:value-type="string" calcext:value-type="string">
            <text:p>2018-01-04 14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90472" calcext:value-type="float">
            <text:p>115.7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02101401701</text:p>
          </table:table-cell>
          <table:table-cell office:value-type="string" calcext:value-type="string">
            <text:p>2017-01-05 16:26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08888" calcext:value-type="float">
            <text:p>115.3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02101401701</text:p>
          </table:table-cell>
          <table:table-cell office:value-type="string" calcext:value-type="string">
            <text:p>2016-01-04 16:08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73024" calcext:value-type="float">
            <text:p>114.8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02101401701</text:p>
          </table:table-cell>
          <table:table-cell office:value-type="string" calcext:value-type="string">
            <text:p>2015-01-04 21:45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60888" calcext:value-type="float">
            <text:p>112.26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02101401701</text:p>
          </table:table-cell>
          <table:table-cell office:value-type="string" calcext:value-type="string">
            <text:p>2014-01-04 23:01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6424" calcext:value-type="float">
            <text:p>111.59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02101401701</text:p>
          </table:table-cell>
          <table:table-cell office:value-type="string" calcext:value-type="string">
            <text:p>2013-01-05 19:31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004" calcext:value-type="float">
            <text:p>110.81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1" meta:object-count="0"/>
    <meta:user-defined meta:name="AppVersion">3.0</meta:user-defined>
  </office:meta>
</office:document-meta>
</file>